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2200000384E298A20B91C637CA.png" manifest:media-type="image/png"/>
  <manifest:file-entry manifest:full-path="Pictures/10000001000006220000038413C97DCF4EADB103.png" manifest:media-type="image/png"/>
  <manifest:file-entry manifest:full-path="Pictures/10000001000006220000038412391327081209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0008in" svg:width="6.9252in" svg:height="3.9693in" draw:z-index="0"><draw:image xlink:href="Pictures/10000001000006220000038412391327081209B1.png" xlink:type="simple" xlink:show="embed" xlink:actuate="onLoad" draw:mime-type="image/png"/></draw:frame></text:p>
      <text:p text:style-name="Standard"><draw:frame draw:style-name="fr1" draw:name="Image2" text:anchor-type="char" svg:x="0in" svg:y="0.0362in" svg:width="6.9252in" svg:height="3.9693in" draw:z-index="1"><draw:image xlink:href="Pictures/10000001000006220000038413C97DCF4EADB10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x="0in" svg:y="0.0201in" svg:width="6.9252in" svg:height="3.9693in" draw:z-index="2"><draw:image xlink:href="Pictures/100000010000062200000384E298A20B91C637CA.png" xlink:type="simple" xlink:show="embed" xlink:actuate="onLoad" draw:mime-type="image/png"/></draw:frame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2T00:15:48.430976341</meta:creation-date>
    <meta:editing-duration>PT33S</meta:editing-duration>
    <meta:editing-cycles>2</meta:editing-cycles>
    <meta:generator>LibreOffice/7.3.7.2$Linux_X86_64 LibreOffice_project/30$Build-2</meta:generator>
    <dc:date>2023-09-02T00:16:19.015076017</dc:date>
    <meta:document-statistic meta:table-count="0" meta:image-count="3" meta:object-count="0" meta:page-count="2" meta:paragraph-count="0" meta:word-count="0" meta:character-count="0" meta:non-whitespace-character-count="0"/>
  </office:meta>
</office:document-meta>
</file>